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_20_4" svg:stroke-width="0.026cm" svg:stroke-color="#000000" draw:stroke-linejoin="round" svg:stroke-linecap="square" draw:fill="solid" draw:fill-color="#bee395" draw:textarea-horizontal-align="justify" draw:textarea-vertical-align="middle" draw:auto-grow-height="false" fo:min-height="2.518cm" fo:min-width="5.85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marker-end="Arrowheads_20_71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0.732cm" fo:min-width="2.278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0.732cm" fo:min-width="5.453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0.732cm" fo:min-width="1.682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0.076cm" fo:min-width="3.301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0.102cm" fo:min-width="3.288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2.121cm" fo:min-width="2.27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svg:stroke-linecap="square" draw:fill="solid" draw:fill-color="#daedef" draw:textarea-horizontal-align="justify" draw:textarea-vertical-align="middle" draw:auto-grow-height="false" fo:min-height="0.038cm" fo:min-width="0.542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marker-start="msArrowEnd_20_9" draw:marker-start-width="0.35cm" draw:marker-start-center="false" draw:marker-end="msArrowEnd_20_9" draw:marker-end-width="0.35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bee39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 style:writing-mode="lr-tb"/>
    </style:style>
    <style:style style:name="P6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Helvetica" fo:font-size="14pt" fo:language="en" fo:country="US" style:font-size-asian="14pt" style:language-asian="en" style:country-asian="US" style:font-size-complex="14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g draw:name="Skupina 44">
          <draw:custom-shape draw:name="Obdélník 9_0" draw:style-name="gr1" draw:text-style-name="P1" draw:layer="layout" svg:width="6.35cm" svg:height="2.778cm" svg:x="4.286cm" svg:y="5.296cm">
            <text:p/>
            <draw:enhanced-geometry svg:viewBox="0 0 21600 21600" draw:type="rectangle" draw:enhanced-path="M 0 0 L 21600 0 21600 21600 0 21600 0 0 Z N"/>
          </draw:custom-shape>
          <draw:custom-shape draw:name="TextovéPole 10_0" draw:style-name="gr2" draw:text-style-name="P3" xml:id="id1" draw:id="id1" draw:layer="layout" svg:width="3.003cm" svg:height="0.853cm" svg:x="0.913cm" svg:y="3.906cm">
            <text:list text:style-name="L1">
              <text:list-header>
                <text:p text:style-name="P2"><text:span text:style-name="T1">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Přímá spojovací šipka 12_0" draw:style-name="gr3" draw:text-style-name="P4" draw:layer="layout" draw:type="line" svg:x1="2.414cm" svg:y1="4.759cm" svg:x2="4.287cm" svg:y2="5.295cm" draw:start-shape="id1" draw:start-glue-point="2" svg:d="M2414 4759l1873 536" svg:viewBox="0 0 1874 537">
            <text:p/>
          </draw:connector>
          <draw:custom-shape draw:name="Obdĺžnik 14_0" draw:style-name="gr4" draw:text-style-name="P6" xml:id="id3" draw:id="id3" draw:layer="layout" svg:width="2.778cm" svg:height="0.992cm" svg:x="0.913cm" svg:y="6.883cm">
            <text:p text:style-name="P5"><text:span text:style-name="T2">Input</text:span></text:p>
            <draw:enhanced-geometry svg:viewBox="0 0 21600 21600" draw:type="rectangle" draw:enhanced-path="M 0 0 L 21600 0 21600 21600 0 21600 0 0 Z N"/>
          </draw:custom-shape>
          <draw:custom-shape draw:name="Obdĺžnik 16_0" draw:style-name="gr4" draw:text-style-name="P6" xml:id="id6" draw:id="id6" draw:layer="layout" svg:width="2.778cm" svg:height="0.992cm" svg:x="11.827cm" svg:y="6.883cm">
            <text:p text:style-name="P5"><text:span text:style-name="T2">Output</text:span></text:p>
            <draw:enhanced-geometry svg:viewBox="0 0 21600 21600" draw:type="rectangle" draw:enhanced-path="M 0 0 L 21600 0 21600 21600 0 21600 0 0 Z N"/>
          </draw:custom-shape>
          <draw:custom-shape draw:name="Obdĺžnik 17_0" draw:style-name="gr5" draw:text-style-name="P6" xml:id="id4" draw:id="id4" draw:layer="layout" svg:width="5.953cm" svg:height="0.992cm" svg:x="4.485cm" svg:y="3.311cm">
            <text:p text:style-name="P5"><text:span text:style-name="T2">Memory</text:span></text:p>
            <draw:enhanced-geometry svg:viewBox="0 0 21600 21600" draw:type="rectangle" draw:enhanced-path="M 0 0 L 21600 0 21600 21600 0 21600 0 0 Z N"/>
          </draw:custom-shape>
          <draw:custom-shape draw:name="Obdĺžnik 18_0" draw:style-name="gr6" draw:text-style-name="P6" xml:id="id2" draw:id="id2" draw:layer="layout" svg:width="2.182cm" svg:height="0.992cm" svg:x="4.485cm" svg:y="5.494cm">
            <text:list text:style-name="L2">
              <text:list-header>
                <text:p text:style-name="P5"><text:span text:style-name="T2">ctr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Šípka doprava 19_0" draw:style-name="gr7" draw:text-style-name="P6" draw:layer="layout" svg:width="3.968cm" svg:height="0.67cm" svg:x="3.691cm" svg:y="7.007cm">
            <text:p/>
            <draw:enhanced-geometry svg:viewBox="0 0 21600 21600" draw:text-areas="0 ?f0 ?f5 ?f2" draw:type="right-arrow" draw:modifiers="1977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Šípka doprava 20_0" draw:style-name="gr8" draw:text-style-name="P6" draw:layer="layout" svg:width="3.968cm" svg:height="0.723cm" svg:x="7.858cm" svg:y="7.007cm">
            <text:p/>
            <draw:enhanced-geometry svg:viewBox="0 0 21600 21600" draw:text-areas="0 ?f0 ?f5 ?f2" draw:type="right-arrow" draw:modifiers="19632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Obdĺžnik 13_0" draw:style-name="gr9" draw:text-style-name="P6" xml:id="id5" draw:id="id5" draw:layer="layout" svg:width="2.778cm" svg:height="2.381cm" svg:x="7.66cm" svg:y="5.494cm">
            <text:list text:style-name="L2">
              <text:list-header>
                <text:p text:style-name="P5"><text:span text:style-name="T3">AL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Šípka doprava 21_0" draw:style-name="gr10" draw:text-style-name="P6" draw:layer="layout" svg:width="1.19cm" svg:height="0.595cm" draw:transform="rotate (-1.5707963267949) translate (10.238cm 4.30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Šípka doprava 22_0" draw:style-name="gr10" draw:text-style-name="P6" draw:layer="layout" svg:width="1.19cm" svg:height="0.595cm" draw:transform="rotate (1.5707963267949) translate (9.049cm 5.49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Zalomená spojnica 26_0" draw:style-name="gr11" draw:text-style-name="P4" draw:layer="layout" svg:x1="4.485cm" svg:y1="5.99cm" svg:x2="2.302cm" svg:y2="6.883cm" draw:start-shape="id2" draw:start-glue-point="3" draw:end-shape="id3" draw:end-glue-point="0" svg:d="M4485 5990h-2183v893" svg:viewBox="0 0 2184 894">
            <text:p/>
          </draw:connector>
          <draw:connector draw:name="Zalomená spojnica 26_1" draw:style-name="gr11" draw:text-style-name="P4" draw:layer="layout" svg:x1="7.461cm" svg:y1="4.303cm" svg:x2="5.576cm" svg:y2="5.494cm" draw:start-shape="id4" draw:start-glue-point="2" draw:end-shape="id2" draw:end-glue-point="0" svg:d="M7461 4303v596h-1885v595" svg:viewBox="0 0 1886 1192">
            <text:p/>
          </draw:connector>
          <draw:connector draw:name="Zalomená spojnica 26_2" draw:style-name="gr11" draw:text-style-name="P4" draw:layer="layout" svg:x1="7.66cm" svg:y1="6.684cm" svg:x2="6.667cm" svg:y2="5.99cm" draw:start-shape="id5" draw:start-glue-point="3" draw:end-shape="id2" draw:end-glue-point="1" svg:d="M7660 6684h-496v-694h-497" svg:viewBox="0 0 994 695">
            <text:p/>
          </draw:connector>
          <draw:connector draw:name="Zalomená spojnica 26_3" draw:style-name="gr11" draw:text-style-name="P4" draw:layer="layout" svg:x1="13.216cm" svg:y1="7.875cm" svg:x2="5.576cm" svg:y2="6.486cm" draw:start-shape="id6" draw:start-glue-point="2" draw:end-shape="id2" draw:end-glue-point="2" svg:d="M13216 7875v643h-7640v-2032" svg:viewBox="0 0 7641 2033">
            <text:p/>
          </draw:connector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71" draw:display-name="Arrowheads 71" svg:viewBox="0 0 315 315" svg:d="M158 0l157 287-47 28-110-202-111 202-47-28z"/>
    <draw:marker draw:name="msArrowEnd_20_9" draw:display-name="msArrowEnd 9" svg:viewBox="0 0 350 350" svg:d="M175 0l175 350h-35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9M57S</meta:editing-duration>
    <meta:editing-cycles>276</meta:editing-cycles>
    <meta:generator>LibreOffice/6.4.7.2$Linux_X86_64 LibreOffice_project/40$Build-2</meta:generator>
    <dc:date>2022-12-15T16:12:45.005728172</dc:date>
    <dc:description>https://cw.fel.cvut.cz/wiki/courses/b35apo/start</dc:description>
    <dc:subject>B35APO - Computer Architectures</dc:subject>
    <dc:title>Central Processing Unit (CPU)</dc:title>
    <meta:document-statistic meta:object-count="45"/>
  </office:meta>
</office:document-meta>
</file>